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203" officeooo:paragraph-rsid="0018b2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To Decimal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power(int number,int ex){</text:p>
      <text:p text:style-name="Standard"><text:s text:c="4"/>int i=0,res=1;</text:p>
      <text:p text:style-name="Standard"><text:s text:c="4"/>while(i&lt;ex){</text:p>
      <text:p text:style-name="Standard"><text:s text:c="8"/>res=res*number;</text:p>
      <text:p text:style-name="Standard"><text:s text:c="8"/>i++;</text:p>
      <text:p text:style-name="Standard"><text:s text:c="4"/>}</text:p>
      <text:p text:style-name="Standard"><text:s text:c="4"/>return res;</text:p>
      <text:p text:style-name="Standard">}</text:p>
      <text:p text:style-name="Standard">int main(){</text:p>
      <text:p text:style-name="Standard"><text:s text:c="4"/>int num,rem,count=0;</text:p>
      <text:p text:style-name="Standard"><text:s text:c="4"/>cout&lt;&lt;"Enter a binary number ";</text:p>
      <text:p text:style-name="Standard"><text:s text:c="4"/>cin&gt;&gt;num;</text:p>
      <text:p text:style-name="Standard"><text:s text:c="4"/>int i=0,ans=0;</text:p>
      <text:p text:style-name="Standard"><text:s text:c="4"/>while(num&gt;0){</text:p>
      <text:p text:style-name="Standard"><text:s text:c="8"/>rem=num%10;</text:p>
      <text:p text:style-name="Standard"><text:s text:c="8"/>num=num/10;</text:p>
      <text:p text:style-name="Standard"><text:s text:c="8"/>ans=ans+(rem*power(2,i));</text:p>
      <text:p text:style-name="Standard"><text:s text:c="8"/>i++;</text:p>
      <text:p text:style-name="Standard"><text:s text:c="4"/>}</text:p>
      <text:p text:style-name="Standard"><text:s text:c="4"/>cout&lt;&lt;"The answer in decimal is ";</text:p>
      <text:p text:style-name="Standard"><text:s text:c="4"/>cout&lt;&lt;ans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39:48.805275822</meta:creation-date>
    <dc:date>2022-06-28T14:40:48.043651045</dc:date>
    <meta:editing-duration>PT59S</meta:editing-duration>
    <meta:editing-cycles>1</meta:editing-cycles>
    <meta:document-statistic meta:table-count="0" meta:image-count="0" meta:object-count="0" meta:page-count="1" meta:paragraph-count="26" meta:word-count="49" meta:character-count="447" meta:non-whitespace-character-count="324"/>
    <meta:generator>LibreOffice/6.4.7.2$Linux_X86_64 LibreOffice_project/40$Build-2</meta:generator>
  </office:meta>
</office:document-meta>
</file>